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a55" officeooo:paragraph-rsid="001b9a55"/>
    </style:style>
    <style:style style:name="P2" style:family="paragraph" style:parent-style-name="Standard">
      <style:text-properties officeooo:rsid="001b9a55" officeooo:paragraph-rsid="001c6d8b"/>
    </style:style>
    <style:style style:name="P3" style:family="paragraph" style:parent-style-name="Standard">
      <style:text-properties officeooo:rsid="001b9a55" officeooo:paragraph-rsid="001c8263"/>
    </style:style>
    <style:style style:name="P4" style:family="paragraph" style:parent-style-name="Standard">
      <style:text-properties fo:font-weight="bold" officeooo:rsid="001b9a55" officeooo:paragraph-rsid="001c6d8b" style:font-weight-asian="bold" style:font-weight-complex="bold"/>
    </style:style>
    <style:style style:name="P5" style:family="paragraph" style:parent-style-name="Standard">
      <style:text-properties fo:font-weight="bold" officeooo:rsid="001b9a55" officeooo:paragraph-rsid="001c8263" style:font-weight-asian="bold" style:font-weight-complex="bold"/>
    </style:style>
    <style:style style:name="P6" style:family="paragraph" style:parent-style-name="Standard">
      <style:text-properties fo:font-weight="bold" officeooo:rsid="001b9a55" officeooo:paragraph-rsid="001cb280" style:font-weight-asian="bold" style:font-weight-complex="bold"/>
    </style:style>
    <style:style style:name="P7" style:family="paragraph" style:parent-style-name="Standard">
      <style:text-properties fo:font-weight="bold" officeooo:rsid="001b9a55" officeooo:paragraph-rsid="001d4b4e" style:font-weight-asian="bold" style:font-weight-complex="bold"/>
    </style:style>
    <style:style style:name="P8" style:family="paragraph" style:parent-style-name="Standard">
      <style:text-properties fo:font-size="18pt" fo:font-weight="bold" officeooo:rsid="001b9a55" officeooo:paragraph-rsid="001b9a55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c8263" officeooo:paragraph-rsid="001c8263" style:font-size-asian="15.75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normal" officeooo:rsid="001b9a55" officeooo:paragraph-rsid="001b9a55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1c8263" officeooo:paragraph-rsid="001c8263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normal" officeooo:rsid="001cb280" officeooo:paragraph-rsid="001cb280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fo:font-weight="normal" officeooo:rsid="001d4b4e" officeooo:paragraph-rsid="001c6d8b" style:font-size-asian="15.75pt" style:font-weight-asian="normal" style:font-size-complex="18pt" style:font-weight-complex="normal"/>
    </style:style>
    <style:style style:name="P14" style:family="paragraph" style:parent-style-name="Standard">
      <style:text-properties fo:font-size="18pt" fo:font-weight="normal" officeooo:rsid="001d4b4e" officeooo:paragraph-rsid="001d4b4e" style:font-size-asian="15.75pt" style:font-weight-asian="normal" style:font-size-complex="18pt" style:font-weight-complex="normal"/>
    </style:style>
    <style:style style:name="P15" style:family="paragraph" style:parent-style-name="Standard">
      <style:text-properties fo:font-weight="normal" officeooo:rsid="001ea3c6" officeooo:paragraph-rsid="001ea3c6" style:font-weight-asian="normal" style:font-weight-complex="normal"/>
    </style:style>
    <style:style style:name="P16" style:family="paragraph" style:parent-style-name="Standard">
      <style:text-properties officeooo:rsid="001ea3c6" officeooo:paragraph-rsid="001ea3c6"/>
    </style:style>
    <style:style style:name="P17" style:family="paragraph" style:parent-style-name="Standard">
      <style:text-properties officeooo:rsid="001ea3c6" officeooo:paragraph-rsid="00207d70"/>
    </style:style>
    <style:style style:name="P18" style:family="paragraph" style:parent-style-name="Standard">
      <style:text-properties officeooo:rsid="001ea3c6" officeooo:paragraph-rsid="00226a65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c8263" style:font-size-asian="15.75pt" style:font-size-complex="18pt"/>
    </style:style>
    <style:style style:name="T3" style:family="text">
      <style:text-properties fo:font-size="18pt" officeooo:rsid="001cb280" style:font-size-asian="15.75pt" style:font-size-complex="18pt"/>
    </style:style>
    <style:style style:name="T4" style:family="text">
      <style:text-properties fo:font-size="18pt" officeooo:rsid="001d4b4e" style:font-size-asian="15.75pt" style:font-size-complex="18pt"/>
    </style:style>
    <style:style style:name="T5" style:family="text">
      <style:text-properties fo:font-size="18pt" officeooo:rsid="001b9a55" style:font-size-asian="15.75pt" style:font-size-complex="18pt"/>
    </style:style>
    <style:style style:name="T6" style:family="text">
      <style:text-properties fo:font-size="18pt" fo:font-weight="bold" style:font-size-asian="15.75pt" style:font-weight-asian="bold" style:font-size-complex="18pt" style:font-weight-complex="bold"/>
    </style:style>
    <style:style style:name="T7" style:family="text">
      <style:text-properties fo:font-size="18pt" fo:font-weight="bold" officeooo:rsid="001b9a55" style:font-size-asian="15.75pt" style:font-weight-asian="bold" style:font-size-complex="18pt" style:font-weight-complex="bold"/>
    </style:style>
    <style:style style:name="T8" style:family="text">
      <style:text-properties fo:font-size="18pt" fo:font-weight="bold" officeooo:rsid="001c6d8b" style:font-size-asian="15.75pt" style:font-weight-asian="bold" style:font-size-complex="18pt" style:font-weight-complex="bold"/>
    </style:style>
    <style:style style:name="T9" style:family="text">
      <style:text-properties fo:font-size="18pt" fo:font-weight="bold" officeooo:rsid="001c8263" style:font-size-asian="15.75pt" style:font-weight-asian="bold" style:font-size-complex="18pt" style:font-weight-complex="bold"/>
    </style:style>
    <style:style style:name="T10" style:family="text">
      <style:text-properties fo:font-size="18pt" fo:font-weight="bold" officeooo:rsid="00207d70" style:font-size-asian="15.75pt" style:font-weight-asian="bold" style:font-size-complex="18pt" style:font-weight-complex="bold"/>
    </style:style>
    <style:style style:name="T11" style:family="text">
      <style:text-properties fo:font-size="18pt" fo:font-weight="bold" officeooo:rsid="00226a65" style:font-size-asian="15.75pt" style:font-weight-asian="bold" style:font-size-complex="18pt" style:font-weight-complex="bold"/>
    </style:style>
    <style:style style:name="T12" style:family="text">
      <style:text-properties fo:font-size="18pt" fo:font-weight="normal" style:font-size-asian="15.75pt" style:font-weight-asian="normal" style:font-size-complex="18pt" style:font-weight-complex="normal"/>
    </style:style>
    <style:style style:name="T13" style:family="text">
      <style:text-properties fo:font-size="18pt" fo:font-weight="normal" officeooo:rsid="001c6d8b" style:font-size-asian="15.75pt" style:font-weight-asian="normal" style:font-size-complex="18pt" style:font-weight-complex="normal"/>
    </style:style>
    <style:style style:name="T14" style:family="text">
      <style:text-properties fo:font-size="18pt" fo:font-weight="normal" officeooo:rsid="001c8263" style:font-size-asian="15.75pt" style:font-weight-asian="normal" style:font-size-complex="18pt" style:font-weight-complex="normal"/>
    </style:style>
    <style:style style:name="T15" style:family="text">
      <style:text-properties fo:font-size="18pt" fo:font-weight="normal" officeooo:rsid="001cb280" style:font-size-asian="15.75pt" style:font-weight-asian="normal" style:font-size-complex="18pt" style:font-weight-complex="normal"/>
    </style:style>
    <style:style style:name="T16" style:family="text">
      <style:text-properties fo:font-size="18pt" fo:font-weight="normal" officeooo:rsid="001d4b4e" style:font-size-asian="15.75pt" style:font-weight-asian="normal" style:font-size-complex="18pt" style:font-weight-complex="normal"/>
    </style:style>
    <style:style style:name="T17" style:family="text">
      <style:text-properties fo:font-size="18pt" fo:font-weight="normal" officeooo:rsid="001b9a55" style:font-size-asian="15.75pt" style:font-weight-asian="normal" style:font-size-complex="18pt" style:font-weight-complex="normal"/>
    </style:style>
    <style:style style:name="T18" style:family="text">
      <style:text-properties fo:font-size="18pt" fo:font-weight="normal" officeooo:rsid="00207d70" style:font-size-asian="15.75pt" style:font-weight-asian="normal" style:font-size-complex="18pt" style:font-weight-complex="normal"/>
    </style:style>
    <style:style style:name="T19" style:family="text">
      <style:text-properties fo:font-size="18pt" fo:font-weight="normal" officeooo:rsid="00226a65" style:font-size-asian="15.75pt" style:font-weight-asian="normal" style:font-size-complex="18pt" style:font-weight-complex="normal"/>
    </style:style>
    <style:style style:name="T20" style:family="text">
      <style:text-properties fo:font-size="18pt" fo:font-weight="normal" officeooo:rsid="0022d0ca" style:font-size-asian="15.75pt" style:font-weight-asian="normal" style:font-size-complex="18pt" style:font-weight-complex="normal"/>
    </style:style>
    <style:style style:name="T21" style:family="text">
      <style:text-properties fo:font-size="18pt" fo:font-weight="normal" officeooo:rsid="0024cb32" style:font-size-asian="15.75pt" style:font-weight-asian="normal" style:font-size-complex="18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ea3c6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 <text:s text:c="12"/><text:span text:style-name="T7">Webserver</text:span></text:p>
      <text:p text:style-name="Standard"><text:span text:style-name="T7"/></text:p>
      <text:p text:style-name="P16"><text:span text:style-name="T7"><text:s text:c="3"/></text:span><text:span text:style-name="T6">How to get webserver source through git:</text:span></text:p>
      <text:p text:style-name="P16"><text:span text:style-name="T7"><text:tab/></text:span></text:p>
      <text:p text:style-name="P16"><text:span text:style-name="T7"><text:tab/></text:span><text:span text:style-name="T18">$</text:span><text:span text:style-name="T17"> </text:span><text:span text:style-name="T12">sudo apt-get install git</text:span></text:p>
      <text:p text:style-name="P16"><text:span text:style-name="T12"><text:tab/>$ git config --global user.name: “bhargav@j”</text:span></text:p>
      <text:p text:style-name="P17"><text:span text:style-name="T12"><text:tab/>$ git config – global user.email “bhargav.j@ruggedboard.com</text:span><text:span text:style-name="T7"><text:tab/></text:span><text:span text:style-name="T18">$ git clone </text:span><text:a xlink:type="simple" xlink:href="https://github.com/bhargavsai432/webserver-git" text:style-name="Internet_20_link" text:visited-style-name="Visited_20_Internet_20_Link"><text:span text:style-name="T18">https://github.com/bhargavsai432/webserver-git</text:span></text:a></text:p>
      <text:p text:style-name="P17"><text:span text:style-name="T18"/></text:p>
      <text:p text:style-name="P17"><text:span text:style-name="T18"><text:tab/>. </text:span><text:span text:style-name="T19">After cloning that source,move to the webserver directory</text:span></text:p>
      <text:p text:style-name="P17"><text:span text:style-name="T19"><text:tab/>$ cd webserver</text:span></text:p>
      <text:p text:style-name="P17"><text:span text:style-name="T18"><text:tab/>$ git init</text:span></text:p>
      <text:p text:style-name="P17"><text:span text:style-name="T18"/></text:p>
      <text:p text:style-name="P17"><text:span text:style-name="T18"><text:tab/>. </text:span><text:span text:style-name="T10">git init</text:span><text:span text:style-name="T18"> will initialize the repository,After that check the </text:span></text:p>
      <text:p text:style-name="P17"><text:span text:style-name="T18"><text:tab/> <text:s/>versions and update to the new version.To check the </text:span></text:p>
      <text:p text:style-name="P17"><text:span text:style-name="T18"><text:tab/> <text:s/>versions,use the below command</text:span></text:p>
      <text:p text:style-name="P18"><text:span text:style-name="T18"><text:tab/>$ git tag</text:span></text:p>
      <text:p text:style-name="P18"><text:span text:style-name="T18"/></text:p>
      <text:p text:style-name="P18"><text:span text:style-name="T18"><text:s/><text:tab/>. </text:span><text:span text:style-name="T11">git tag </text:span><text:span text:style-name="T19">will display all the versions existing in your pc.It <text:tab/>will display the versions from top to bottom .The last <text:tab/>version <text:tab/>in the bottom is the latest version.After that give <text:tab/>the below <text:tab/>command to update to the latest version.</text:span></text:p>
      <text:p text:style-name="P18"><text:span text:style-name="T19"><text:tab/></text:span></text:p>
      <text:p text:style-name="P18"><text:span text:style-name="T19"><text:tab/>$ git checkout V2.0.0</text:span><text:span text:style-name="T7"><text:tab/><text:tab/></text:span></text:p>
      <text:p text:style-name="P18"><text:span text:style-name="T7"><text:tab/></text:span><text:span text:style-name="T19">$ git log</text:span></text:p>
      <text:p text:style-name="P18"><text:span text:style-name="T19"><text:tab/></text:span></text:p>
      <text:p text:style-name="P18"><text:span text:style-name="T19"><text:tab/>. git log will display the changes made in that source</text:span></text:p>
      <text:p text:style-name="P18"><text:span text:style-name="T19"><text:tab/></text:span></text:p>
      <text:p text:style-name="P18"><text:span text:style-name="T19"><text:tab/></text:span><text:span text:style-name="T20">$ git add webserver</text:span></text:p>
      <text:p text:style-name="P18"><text:span text:style-name="T20"><text:tab/></text:span></text:p>
      <text:p text:style-name="P18"><text:span text:style-name="T20"><text:tab/>. It will add the websever to github</text:span></text:p>
      <text:p text:style-name="P18"><text:span text:style-name="T20"><text:tab/></text:span><text:span text:style-name="T21">$ git status</text:span></text:p>
      <text:p text:style-name="P18"><text:span text:style-name="T21"><text:tab/><text:tab/></text:span></text:p>
      <text:p text:style-name="P18"><text:span text:style-name="T21"><text:tab/>. It shows the status about what you changed in the above</text:span></text:p>
      <text:p text:style-name="P18"><text:span text:style-name="T21"/></text:p>
      <text:p text:style-name="P18"><text:soft-page-break/><text:span text:style-name="T21"><text:tab/>$ git commit -m “adding webserver”</text:span></text:p>
      <text:p text:style-name="P18"><text:span text:style-name="T21"><text:tab/>$ git push origin</text:span></text:p>
      <text:p text:style-name="P18"><text:span text:style-name="T21"/></text:p>
      <text:p text:style-name="P15"><text:span text:style-name="T5"/></text:p>
      <text:p text:style-name="P8"/>
      <text:p text:style-name="P10"><text:s/><text:span text:style-name="T22"><text:s/></text:span><text:span text:style-name="T23">Executing webserver on board:</text:span></text:p>
      <text:p text:style-name="P10"><text:s text:c="3"/>step-1:</text:p>
      <text:p text:style-name="P10"/>
      <text:p text:style-name="P10"><text:tab/>.connect the ethernet cable to board as well as other ethernet <text:tab/>cable to pc.</text:p>
      <text:p text:style-name="P1"><text:span text:style-name="T12"><text:tab/><text:tab/><text:tab/></text:span><text:span text:style-name="T6">* <text:s/>vi /etc/resolv.config</text:span></text:p>
      <text:p text:style-name="P1"><text:span text:style-name="T12"><text:tab/>.Aftet that,update it as </text:span><text:span text:style-name="T6">nameserver <text:s/>8.8.8.8 </text:span><text:span text:style-name="T13">in resolv.config</text:span></text:p>
      <text:p text:style-name="P2"><text:span text:style-name="T13"><text:tab/><text:tab/><text:tab/>* </text:span><text:span text:style-name="T8">ping 8.8.8.8</text:span></text:p>
      <text:p text:style-name="P2"><text:span text:style-name="T8"><text:tab/></text:span><text:span text:style-name="T13">. After pinging, update the date correctly</text:span></text:p>
      <text:p text:style-name="P3"><text:span text:style-name="T13"><text:tab/><text:tab/><text:tab/>* </text:span><text:span text:style-name="T8">Date </text:span><text:span text:style-name="T9">monthdatetimeyear</text:span></text:p>
      <text:p text:style-name="P3"><text:span text:style-name="T8"><text:s text:c="3"/></text:span><text:span text:style-name="T14">step-2:</text:span></text:p>
      <text:p text:style-name="P11"><text:tab/></text:p>
      <text:p text:style-name="P11"><text:tab/>. Install these packages in rootfilesystem(rfs)</text:p>
      <text:p text:style-name="P3"><text:span text:style-name="T14"><text:tab/><text:tab/><text:tab/></text:span><text:span text:style-name="T9">* pip install flask </text:span></text:p>
      <text:p text:style-name="P9"><text:tab/><text:tab/><text:tab/>* pip install sqlite3</text:p>
      <text:p text:style-name="P5"><text:span text:style-name="T2"><text:s text:c="3"/></text:span><text:span text:style-name="T14">step-3:</text:span></text:p>
      <text:p text:style-name="P6"><text:span text:style-name="T14"><text:tab/>. copy the tar file </text:span><text:span text:style-name="T15">of </text:span><text:span text:style-name="T14">webserver to board </text:span><text:span text:style-name="T15">and extract that tar <text:tab/> <text:s/>file</text:span></text:p>
      <text:p text:style-name="P6"><text:span text:style-name="T15"><text:tab/><text:tab/><text:tab/></text:span><text:span text:style-name="T3">* tar -xvf webserver.tar</text:span></text:p>
      <text:p text:style-name="P6"><text:span text:style-name="T3"><text:s text:c="3"/></text:span><text:span text:style-name="T15">step-4:</text:span></text:p>
      <text:p text:style-name="P12"><text:tab/></text:p>
      <text:p text:style-name="P12"><text:tab/>. move to webserver directory</text:p>
      <text:p text:style-name="P6"><text:span text:style-name="T15"><text:tab/><text:tab/><text:tab/></text:span><text:span text:style-name="T3">* cd webserver</text:span><text:span text:style-name="T15"><text:tab/><text:tab/></text:span></text:p>
      <text:p text:style-name="P6"><text:span text:style-name="T14"><text:tab/>. </text:span><text:span text:style-name="T15">Then, move to </text:span><text:span text:style-name="T3">app.py</text:span><text:span text:style-name="T15"> file</text:span></text:p>
      <text:p text:style-name="P6"><text:span text:style-name="T15"><text:tab/><text:tab/><text:tab/></text:span><text:span text:style-name="T3">* vi app.py </text:span><text:span text:style-name="T2"><text:tab/></text:span><text:span text:style-name="T14"> </text:span></text:p>
      <text:p text:style-name="P4"><text:span text:style-name="T1"><text:tab/></text:span><text:span text:style-name="T12">. </text:span><text:span text:style-name="T16">In app.py file, we should have to change the gpio pin <text:tab/><text:tab/> <text:s/>number and Ip address whereever it appears.</text:span></text:p>
      <text:p text:style-name="P13"><text:s text:c="3"/></text:p>
      <text:p text:style-name="P13"><text:tab/>step-5:</text:p>
      <text:p text:style-name="P13"><text:tab/></text:p>
      <text:p text:style-name="P4"><text:soft-page-break/><text:span text:style-name="T16"><text:tab/>. send </text:span><text:span text:style-name="T4">led</text:span><text:span text:style-name="T16"> binary file to board terminal,after that open 2 board </text:span></text:p>
      <text:p text:style-name="P14"><text:tab/> <text:s/>terminals. </text:p>
      <text:p text:style-name="P7"><text:span text:style-name="T16"><text:tab/>. execute </text:span><text:span text:style-name="T4">pyhton app.py </text:span><text:span text:style-name="T16">in one terminal</text:span></text:p>
      <text:p text:style-name="P7"><text:span text:style-name="T16"><text:tab/>. execute </text:span><text:span text:style-name="T4">./led</text:span><text:span text:style-name="T16"> in other terminal</text:span></text:p>
      <text:p text:style-name="P7"><text:span text:style-name="T16"><text:tab/>. After executing that, you will get one link as </text:span><text:span text:style-name="T4">http://192.168<text:tab/> <text:s/>.1.188:80550/ <text:s/></text:span><text:span text:style-name="T16">in</text:span><text:span text:style-name="T4"> python app.py </text:span><text:span text:style-name="T16">terminal</text:span></text:p>
      <text:p text:style-name="P14"><text:tab/>. copy that link and paste it in the browser.</text:p>
      <text:p text:style-name="P7"><text:span text:style-name="T16"><text:tab/>. In the browser you can see the status of led (ON or OFF).</text:span><text:span text:style-name="T4"><text:tab/></text:span></text:p>
      <text:p text:style-name="P8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2:25:20.494465284</meta:creation-date>
    <dc:date>2019-11-21T15:13:59.754151460</dc:date>
    <meta:editing-duration>PT53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348" meta:character-count="2119" meta:non-whitespace-character-count="1675"/>
  </office:meta>
</office:document-meta>
</file>